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Measure1</text:p>
          </table:table-cell>
          <table:table-cell office:value-type="string" calcext:value-type="string">
            <text:p>Measure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date" office:date-value="1990-12-24" calcext:value-type="date">
            <text:p>1990-12-24</text:p>
          </table:table-cell>
          <table:table-cell office:value-type="date" office:date-value="1990-11-11" calcext:value-type="date">
            <text:p>1990-11-11</text:p>
          </table:table-cell>
          <table:table-cell office:value-type="string" calcext:value-type="string">
            <text:p>M1_t1</text:p>
          </table:table-cell>
          <table:table-cell office:value-type="string" calcext:value-type="string">
            <text:p>M2_t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1991-11-12" calcext:value-type="date">
            <text:p>1991-11-12</text:p>
          </table:table-cell>
          <table:table-cell office:value-type="string" calcext:value-type="string">
            <text:p>M1_t2</text:p>
          </table:table-cell>
          <table:table-cell office:value-type="string" calcext:value-type="string">
            <text:p>M2_t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1992-11-13" calcext:value-type="date">
            <text:p>1992-11-13</text:p>
          </table:table-cell>
          <table:table-cell office:value-type="string" calcext:value-type="string">
            <text:p>M1_t3</text:p>
          </table:table-cell>
          <table:table-cell office:value-type="string" calcext:value-type="string">
            <text:p>M2_t3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1" office:value-type="date" office:date-value="1990-12-25" calcext:value-type="date">
            <text:p>1990-12-25</text:p>
          </table:table-cell>
          <table:table-cell office:value-type="date" office:date-value="1990-11-11" calcext:value-type="date">
            <text:p>1990-11-11</text:p>
          </table:table-cell>
          <table:table-cell office:value-type="string" calcext:value-type="string">
            <text:p>M11_t1</text:p>
          </table:table-cell>
          <table:table-cell office:value-type="string" calcext:value-type="string">
            <text:p>M22_t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date" office:date-value="1991-11-12" calcext:value-type="date">
            <text:p>1991-11-12</text:p>
          </table:table-cell>
          <table:table-cell office:value-type="string" calcext:value-type="string">
            <text:p>M11_t2</text:p>
          </table:table-cell>
          <table:table-cell office:value-type="string" calcext:value-type="string">
            <text:p>M22_t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date" office:date-value="1992-11-13" calcext:value-type="date">
            <text:p>1992-11-13</text:p>
          </table:table-cell>
          <table:table-cell office:value-type="string" calcext:value-type="string">
            <text:p>M11_t3</text:p>
          </table:table-cell>
          <table:table-cell office:value-type="string" calcext:value-type="string">
            <text:p>M22_t3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table:style-name="ce1" office:value-type="date" office:date-value="1990-12-26" calcext:value-type="date">
            <text:p>1990-12-26</text:p>
          </table:table-cell>
          <table:table-cell office:value-type="date" office:date-value="1990-11-11" calcext:value-type="date">
            <text:p>1990-11-11</text:p>
          </table:table-cell>
          <table:table-cell office:value-type="string" calcext:value-type="string">
            <text:p>M111_t1</text:p>
          </table:table-cell>
          <table:table-cell office:value-type="string" calcext:value-type="string">
            <text:p>M222_t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9">00/00/0000</text:date>, <text:time style:data-style-name="N2" text:time-value="18:07:57.4549534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3T15:57:35.075755422</meta:creation-date>
    <dc:date>2023-01-19T18:08:47.213028286</dc:date>
    <meta:editing-duration>PT25M29S</meta:editing-duration>
    <meta:editing-cycles>10</meta:editing-cycles>
    <meta:generator>LibreOffice/6.0.7.3$Linux_X86_64 LibreOffice_project/00m0$Build-3</meta:generator>
    <meta:document-statistic meta:table-count="1" meta:cell-count="40" meta:object-count="0"/>
  </office:meta>
</office:document-meta>
</file>